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729fcf" draw:textarea-horizontal-align="justify" draw:textarea-vertical-align="middle" draw:auto-grow-height="false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ccc99" draw:textarea-horizontal-align="justify" draw:textarea-vertical-align="middle" draw:auto-grow-height="fals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55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012cm" fo:min-width="14.1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7.326cm" fo:min-width="14.18cm" fo:padding-top="0.151cm" fo:padding-bottom="0.151cm" fo:padding-left="0.276cm" fo:padding-right="0.276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126cm" fo:min-width="2.4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126cm" fo:min-width="2.654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126cm" fo:min-width="2.1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1.506cm" fo:min-width="16.688cm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126cm" fo:min-width="3.924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1.126cm" fo:min-width="3.41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solid" draw:fill-color="#99cccc" draw:textarea-horizontal-align="justify" draw:textarea-vertical-align="middle" draw:auto-grow-height="false" fo:min-height="1.73cm" fo:min-width="10.878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cm"/>
    </style:style>
    <style:style style:name="pr1" style:family="presentation" style:parent-style-name="Default-subtitle">
      <style:graphic-properties draw:fill-color="#ffffff" fo:min-height="5.5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cc6699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cccc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cccccc"/>
      <style:paragraph-properties fo:margin-top="1.27cm" fo:margin-bottom="0cm" fo:text-align="start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99cccc"/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4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4" draw:layer="layout" svg:width="2.653cm" svg:height="2.951cm" draw:transform="rotate (2.91627064715732) translate (5.87550698993753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4" draw:layer="layout" svg:x1="5.718cm" svg:y1="14.732cm" svg:x2="24.768cm" svg:y2="14.732cm">
          <text:p/>
        </draw:line>
        <draw:frame draw:style-name="gr6" draw:text-style-name="P5" draw:layer="layout" svg:width="1.886cm" svg:height="0.962cm" svg:x="14.05cm" svg:y="15.156cm">
          <draw:text-box>
            <text:p>Time</text:p>
          </draw:text-box>
        </draw:frame>
        <draw:frame draw:style-name="gr7" draw:text-style-name="P5" draw:layer="layout" svg:width="1.484cm" svg:height="0.962cm" svg:x="3.894cm" svg:y="12.184cm">
          <draw:text-box>
            <text:p>idle</text:p>
          </draw:text-box>
        </draw:frame>
        <draw:frame draw:style-name="gr8" draw:text-style-name="P5" draw:layer="layout" svg:width="1.874cm" svg:height="0.962cm" svg:x="3.894cm" svg:y="10.484cm">
          <draw:text-box>
            <text:p>main</text:p>
          </draw:text-box>
        </draw:frame>
        <draw:frame draw:style-name="gr9" draw:text-style-name="P5" draw:layer="layout" svg:width="1.802cm" svg:height="0.962cm" svg:x="3.894cm" svg:y="8.784cm">
          <draw:text-box>
            <text:p>shell</text:p>
          </draw:text-box>
        </draw:frame>
        <draw:custom-shape draw:style-name="gr10" draw:text-style-name="P6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6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44cm" svg:y1="14.986cm" svg:x2="9.944cm" svg:y2="7.874cm">
          <text:p/>
        </draw:line>
        <draw:line draw:style-name="gr4" draw:text-style-name="P4" draw:layer="layout" svg:x1="11.144cm" svg:y1="14.986cm" svg:x2="11.144cm" svg:y2="7.874cm">
          <text:p/>
        </draw:line>
        <draw:line draw:style-name="gr4" draw:text-style-name="P4" draw:layer="layout" svg:x1="12.904cm" svg:y1="14.986cm" svg:x2="12.904cm" svg:y2="7.874cm">
          <text:p/>
        </draw:line>
        <draw:line draw:style-name="gr4" draw:text-style-name="P4" draw:layer="layout" svg:x1="13.644cm" svg:y1="14.986cm" svg:x2="13.644cm" svg:y2="7.874cm">
          <text:p/>
        </draw:line>
        <draw:line draw:style-name="gr4" draw:text-style-name="P4" draw:layer="layout" svg:x1="14.474cm" svg:y1="14.986cm" svg:x2="14.474cm" svg:y2="7.874cm">
          <text:p/>
        </draw:line>
        <draw:line draw:style-name="gr4" draw:text-style-name="P4" draw:layer="layout" svg:x1="15.214cm" svg:y1="14.986cm" svg:x2="15.214cm" svg:y2="7.874cm">
          <text:p/>
        </draw:line>
        <draw:line draw:style-name="gr4" draw:text-style-name="P4" draw:layer="layout" svg:x1="16.059cm" svg:y1="14.986cm" svg:x2="16.059cm" svg:y2="7.874cm">
          <text:p/>
        </draw:line>
        <draw:line draw:style-name="gr4" draw:text-style-name="P4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ue</text:p>
          </draw:text-box>
        </draw:frame>
        <draw:custom-shape draw:style-name="gr13" draw:text-style-name="P9" draw:layer="layout" svg:width="5.318cm" svg:height="5.188cm" svg:x="3.402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4.318cm" svg:height="7.112cm" svg:x="11.792cm" svg:y="9.052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403cm" svg:height="0.962cm" svg:x="12.792cm" svg:y="9.344cm">
          <draw:text-box>
            <text:p>Queue</text:p>
          </draw:text-box>
        </draw:frame>
        <draw:custom-shape draw:style-name="gr16" draw:text-style-name="P10" xml:id="id2" draw:id="id2" draw:layer="layout" svg:width="3.356cm" svg:height="1.216cm" svg:x="12.238cm" svg:y="14.362cm">
          <text:p text:style-name="P6">Buffer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" draw:id="id1" draw:layer="layout" svg:width="3.356cm" svg:height="1.216cm" svg:x="4.338cm" svg:y="11.262cm">
          <text:p text:style-name="P6">Source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155cm" svg:height="1.673cm" svg:x="4.002cm" svg:y="9.436cm">
          <draw:text-box>
            <text:p>Writer thread</text:p>
            <text:p text:style-name="P6"><text:s/>or ISR</text:p>
          </draw:text-box>
        </draw:frame>
        <draw:connector draw:style-name="gr18" draw:text-style-name="P4" draw:layer="layout" draw:type="curve" svg:x1="7.694cm" svg:y1="11.87cm" svg:x2="12.238cm" svg:y2="14.97cm" draw:start-shape="id1" draw:start-glue-point="1" draw:end-shape="id2" draw:end-glue-point="3" svg:d="M7694 11870c3408 0 1136 3100 4544 3100" svg:viewBox="0 0 4545 3101">
          <text:p/>
        </draw:connector>
        <draw:custom-shape draw:style-name="gr19" draw:text-style-name="P9" draw:layer="layout" svg:width="5.318cm" svg:height="5.188cm" svg:x="19.403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3" draw:id="id3" draw:layer="layout" svg:width="3.356cm" svg:height="1.216cm" svg:x="20.339cm" svg:y="11.263cm">
          <text:p text:style-name="P6">Destin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4.549cm" svg:height="0.962cm" svg:x="19.803cm" svg:y="9.437cm">
          <draw:text-box>
            <text:p>Reader thread</text:p>
          </draw:text-box>
        </draw:frame>
        <draw:connector draw:style-name="gr18" draw:text-style-name="P4" draw:layer="layout" draw:type="curve" svg:x1="15.594cm" svg:y1="14.97cm" svg:x2="20.339cm" svg:y2="11.871cm" draw:start-shape="id2" draw:start-glue-point="1" draw:end-shape="id3" draw:end-glue-point="3" svg:d="M15594 14970c3559 0 1187-3099 4745-3099" svg:viewBox="0 0 4746 3100">
          <text:p/>
        </draw:connector>
        <draw:connector draw:style-name="gr18" draw:text-style-name="P4" draw:layer="layout" draw:type="curve" svg:x1="7.694cm" svg:y1="11.87cm" svg:x2="20.339cm" svg:y2="11.871cm" draw:start-shape="id1" draw:start-glue-point="1" draw:end-shape="id3" draw:end-glue-point="3" svg:d="M7694 11870c9484 0 3162 1 12645 1" svg:viewBox="0 0 12646 2">
          <text:p/>
        </draw:connector>
        <draw:custom-shape draw:style-name="gr21" draw:text-style-name="P11" draw:layer="layout" svg:width="1.092cm" svg:height="1.116cm" svg:x="13.42cm" svg:y="10.64cm">
          <text:p text:style-name="P6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092cm" svg:height="1.116cm" svg:x="13.421cm" svg:y="13.141cm">
          <text:p text:style-name="P6">2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3" draw:text-style-name="P12" draw:layer="layout" svg:width="14.732cm" svg:height="3.314cm" svg:x="4.604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732cm" svg:height="7.628cm" svg:x="4.604cm" svg:y="4.57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Packages</text:p>
          </draw:text-box>
        </draw:frame>
        <draw:custom-shape draw:style-name="gr25" draw:text-style-name="P6" draw:layer="layout" svg:width="3.048cm" svg:height="1.524cm" svg:x="5.226cm" svg:y="5.746cm">
          <text:p text:style-name="P6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8.258cm" svg:y="13.982cm">
          <text:p text:style-name="P6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12.152cm" svg:y="13.982cm">
          <text:p text:style-name="P6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5.296cm" svg:y="9.968cm">
          <text:p text:style-name="P6">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17.24cm" svg:height="1.808cm" svg:x="4.604cm" svg:y="16.48cm">
          <text:p text:style-name="P6">Hardware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4.572cm" svg:height="1.524cm" svg:x="5.15cm" svg:y="7.86cm">
          <text:p text:style-name="P6">filesys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2.344cm" svg:y="9.968cm">
          <text:p text:style-name="P6">o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5.846cm" svg:y="9.968cm">
          <text:p text:style-name="P6">i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98cm" svg:y="5.746cm">
          <text:p text:style-name="P6">all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5.716cm" svg:y="5.746cm">
          <text:p text:style-name="P6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2.23cm" svg:y="5.746cm">
          <text:p text:style-name="P6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82cm" svg:y="9.968cm">
          <text:p text:style-name="P6">debu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4.762cm" svg:y="7.86cm">
          <text:p text:style-name="P6">coll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0.206cm" svg:y="7.86cm">
          <text:p text:style-name="P6">multimed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1.43cm" svg:height="2.032cm" draw:transform="rotate (1.5707963267949) translate (19.794cm 16.022cm)">
          <text:p text:style-name="P6">User application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9.409cm" svg:height="0.962cm" svg:x="7.364cm" svg:y="12.8cm">
          <draw:text-box>
            <text:p>Hardware abstraction packages</text:p>
          </draw:text-box>
        </draw:frame>
        <draw:frame draw:style-name="gr33" draw:text-style-name="P5" draw:layer="layout" svg:width="9.79cm" svg:height="0.962cm" svg:x="7.036cm" svg:y="4.626cm">
          <draw:text-box>
            <text:p>Hardware independent pack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8-17T03:25:08.656374507</dc:date>
    <meta:editing-duration>PT1H5M3S</meta:editing-duration>
    <meta:editing-cycles>21</meta:editing-cycles>
    <meta:generator>LibreOffice/5.1.4.2$Linux_X86_64 LibreOffice_project/10m0$Build-2</meta:generator>
    <meta:document-statistic meta:object-count="96"/>
  </office:meta>
</office:document-meta>
</file>